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.8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68cm" fo:min-width="1.47cm"/>
      <style:paragraph-properties style:writing-mode="lr-tb"/>
    </style:style>
    <style:style style:name="gr3" style:family="graphic" style:parent-style-name="standard">
      <style:graphic-properties draw:stroke="dash" draw:textarea-horizontal-align="justify" draw:textarea-vertical-align="middle" draw:auto-grow-height="false" fo:min-height="3.75cm" fo:min-width="3.2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2.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68cm" fo:min-width="0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68cm" fo:min-width="0.57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dash" draw:stroke-dash="Dashed_20__28_var_29_" draw:textarea-horizontal-align="left" draw:textarea-vertical-align="middle" draw:auto-grow-height="false" fo:min-height="2.25cm" fo:min-width="3.75cm"/>
      <style:paragraph-properties style:writing-mode="lr-tb"/>
    </style:style>
    <style:style style:name="gr10" style:family="graphic" style:parent-style-name="standard">
      <style:graphic-properties draw:stroke="dash" draw:stroke-dash="Dashed_20__28_var_29_" draw:textarea-horizontal-align="left" draw:textarea-vertical-align="middle" draw:auto-grow-height="false" fo:min-height="3.75cm" fo:min-width="3.75cm"/>
      <style:paragraph-properties style:writing-mode="lr-tb"/>
    </style:style>
    <style:style style:name="gr11" style:family="graphic" style:parent-style-name="standard">
      <style:graphic-properties draw:stroke="dash" draw:stroke-dash="Dashed_20__28_var_29_" draw:textarea-horizontal-align="left" draw:textarea-vertical-align="middle" draw:auto-grow-height="false" fo:min-height="2.95cm" fo:min-width="3.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3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82cm" fo:min-width="2.03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34cm" fo:min-width="2.134cm"/>
      <style:paragraph-properties style:writing-mode="lr-tb"/>
    </style:style>
    <style:style style:name="gr15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3.55cm"/>
      <style:paragraph-properties style:writing-mode="lr-tb"/>
    </style:style>
    <style:style style:name="gr16" style:family="graphic" style:parent-style-name="standard">
      <style:graphic-properties draw:stroke="dash" draw:stroke-dash="Dashed_20__28_var_29_" draw:textarea-horizontal-align="justify" draw:textarea-vertical-align="middle" draw:auto-grow-height="false" fo:min-height="0.8cm" fo:min-width="7.3cm"/>
      <style:paragraph-properties style:writing-mode="lr-tb"/>
    </style:style>
    <style:style style:name="gr17" style:family="graphic" style:parent-style-name="standard">
      <style:graphic-properties draw:stroke="dash" draw:stroke-dash="Dashed_20__28_var_29_" draw:textarea-horizontal-align="justify" draw:textarea-vertical-align="middle" draw:auto-grow-height="false" fo:min-height="0.6cm" fo:min-width="5.45cm"/>
      <style:paragraph-properties style:writing-mode="lr-tb"/>
    </style:style>
    <style:style style:name="gr18" style:family="graphic" style:parent-style-name="standard">
      <style:graphic-properties draw:stroke="dash" draw:stroke-dash="Dashed_20__28_var_29_" draw:textarea-horizontal-align="justify" draw:textarea-vertical-align="middle" draw:auto-grow-height="false" fo:min-height="1.5cm" fo:min-width="4.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08cm" fo:min-width="8.992cm" fo:wrap-option="no-wrap"/>
      <style:paragraph-properties style:writing-mode="lr-tb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2.25cm"/>
      <style:paragraph-properties style:writing-mode="lr-tb"/>
    </style:style>
    <style:style style:name="gr22" style:family="graphic" style:parent-style-name="standard">
      <style:graphic-properties draw:stroke="dash" draw:stroke-dash="Dashed_20__28_var_29_" draw:textarea-horizontal-align="left" draw:textarea-vertical-align="middle" draw:auto-grow-height="false" fo:min-height="2.7cm" fo:min-width="5cm"/>
      <style:paragraph-properties style:writing-mode="lr-tb"/>
    </style:style>
    <style:style style:name="gr23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1.75cm"/>
      <style:paragraph-properties style:writing-mode="lr-tb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4cm" fo:min-width="1.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9cm" fo:min-width="2.55cm"/>
      <style:paragraph-properties style:writing-mode="lr-tb"/>
    </style:style>
    <style:style style:name="gr29" style:family="graphic" style:parent-style-name="standard">
      <style:graphic-properties draw:stroke="dash" draw:textarea-horizontal-align="justify" draw:textarea-vertical-align="middle" draw:auto-grow-height="false" fo:min-height="1.49cm" fo:min-width="7.25cm"/>
    </style:style>
    <style:style style:name="gr30" style:family="graphic" style:parent-style-name="standard">
      <style:graphic-properties draw:textarea-horizontal-align="justify" draw:textarea-vertical-align="middle" draw:auto-grow-height="false" fo:min-height="0.41cm" fo:min-width="1cm"/>
      <style:paragraph-properties style:writing-mode="lr-tb"/>
    </style:style>
    <style:style style:name="gr31" style:family="graphic" style:parent-style-name="objectwithoutfill">
      <style:graphic-properties draw:marker-end="Arrowheads_20_20" draw:marker-end-width="0.3cm" draw:fill="none" draw:textarea-vertical-align="middle"/>
    </style:style>
    <style:style style:name="gr32" style:family="graphic" style:parent-style-name="standard">
      <style:graphic-properties draw:stroke="dash" draw:textarea-horizontal-align="justify" draw:textarea-vertical-align="middle" draw:auto-grow-height="false" fo:min-height="3cm" fo:min-width="4cm"/>
    </style:style>
    <style:style style:name="gr33" style:family="graphic" style:parent-style-name="standard">
      <style:graphic-properties draw:textarea-horizontal-align="justify" draw:textarea-vertical-align="middle" draw:auto-grow-height="false" fo:min-height="0.25cm" fo:min-width="1.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4cm" fo:min-width="2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25cm" fo:min-width="0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25cm" fo:min-width="3.7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none" draw:textarea-vertical-align="middle"/>
    </style:style>
    <style:style style:name="gr38" style:family="graphic" style:parent-style-name="objectwithoutfill">
      <style:graphic-properties draw:marker-end="Arrowheads_20_23" draw:marker-end-width="0.3cm" draw:fill="none" draw:textarea-vertical-align="middle"/>
    </style:style>
    <style:style style:name="gr39" style:family="graphic" style:parent-style-name="objectwithoutfill">
      <style:graphic-properties draw:marker-end="Arrowheads_20_25" draw:marker-end-width="0.3cm" draw:fill="none" draw:textarea-vertical-align="middle"/>
    </style:style>
    <style:style style:name="gr40" style:family="graphic" style:parent-style-name="objectwithoutfill">
      <style:graphic-properties draw:marker-end="Arrowheads_20_29" draw:marker-end-width="0.3cm" draw:fill="none" draw:textarea-vertical-align="middle"/>
    </style:style>
    <style:style style:name="gr41" style:family="graphic" style:parent-style-name="standard">
      <style:graphic-properties draw:stroke="dash" draw:textarea-horizontal-align="justify" draw:textarea-vertical-align="middle" draw:auto-grow-height="false" fo:min-height="3cm" fo:min-width="2.5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cm" fo:min-width="2.2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25cm" fo:min-width="0.9cm"/>
      <style:paragraph-properties style:writing-mode="lr-tb"/>
    </style:style>
    <style:style style:name="gr44" style:family="graphic" style:parent-style-name="objectwithoutfill">
      <style:graphic-properties draw:marker-start="Arrowheads_20_30" draw:marker-start-width="0.3cm" draw:marker-end="Arrowheads_20_31" draw:marker-end-width="0.3cm" draw:fill="none" draw:textarea-vertical-align="middle"/>
    </style:style>
    <style:style style:name="gr45" style:family="graphic" style:parent-style-name="objectwithoutfill">
      <style:graphic-properties draw:marker-end="Arrowheads_20_32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5cm" fo:min-width="3.25cm"/>
      <style:paragraph-properties style:writing-mode="lr-tb"/>
    </style:style>
    <style:style style:name="gr47" style:family="graphic" style:parent-style-name="standard">
      <style:graphic-properties draw:stroke="dash" draw:stroke-dash="Dashed_20__28_var_29_" draw:textarea-horizontal-align="justify" draw:textarea-vertical-align="middle" draw:auto-grow-height="false" fo:min-height="0.35cm" fo:min-width="3.55cm"/>
      <style:paragraph-properties style:writing-mode="lr-tb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9" style:family="graphic" style:parent-style-name="objectwithoutfill">
      <style:graphic-properties draw:marker-end="Arrowheads_20_37" draw:marker-end-width="0.3cm" draw:fill="none" draw:textarea-vertical-align="middle"/>
    </style:style>
    <style:style style:name="gr50" style:family="graphic" style:parent-style-name="standard">
      <style:graphic-properties draw:stroke="dash" draw:textarea-horizontal-align="justify" draw:textarea-vertical-align="middle" draw:auto-grow-height="false" fo:min-height="2.05cm" fo:min-width="3.15cm"/>
    </style:style>
    <style:style style:name="gr51" style:family="graphic" style:parent-style-name="standard">
      <style:graphic-properties draw:textarea-horizontal-align="justify" draw:textarea-vertical-align="middle" draw:auto-grow-height="false" fo:min-height="0.25cm" fo:min-width="1.25cm"/>
      <style:paragraph-properties style:writing-mode="lr-tb"/>
    </style:style>
    <style:style style:name="gr52" style:family="graphic" style:parent-style-name="objectwithoutfill">
      <style:graphic-properties draw:marker-end="Arrowheads_20_38" draw:marker-end-width="0.3cm" draw:fill="none" draw:textarea-vertical-align="middle"/>
    </style:style>
    <style:style style:name="gr53" style:family="graphic" style:parent-style-name="standard">
      <style:graphic-properties draw:stroke="dash" draw:stroke-dash="Dashed_20__28_var_29_" draw:textarea-horizontal-align="justify" draw:textarea-vertical-align="middle" draw:auto-grow-height="false" fo:min-height="0.25cm" fo:min-width="1.05cm"/>
      <style:paragraph-properties style:writing-mode="lr-tb"/>
    </style:style>
    <style:style style:name="gr54" style:family="graphic" style:parent-style-name="objectwithoutfill">
      <style:graphic-properties draw:marker-end="Arrowheads_20_3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text-transform="capitalize" style:text-underline-style="dotte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>
        <style:tab-stops/>
      </style:paragraph-properties>
      <style:text-properties fo:font-size="10pt" fo:font-style="italic" fo:font-weight="normal"/>
    </style:style>
    <style:style style:name="P6" style:family="paragraph">
      <style:paragraph-properties fo:text-align="start" style:writing-mode="lr-tb"/>
      <style:text-properties fo:font-size="8pt" fo:font-style="italic" fo:font-weight="bold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0pt" fo:font-style="italic" fo:font-weight="normal"/>
    </style:style>
    <style:style style:name="P8" style:family="paragraph">
      <style:paragraph-properties fo:text-align="start" style:writing-mode="lr-tb"/>
      <style:text-properties fo:font-size="8pt" fo:font-weight="bold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fo:font-weight="bold"/>
    </style:style>
    <style:style style:name="P10" style:family="paragraph">
      <style:paragraph-properties fo:text-align="start" style:writing-mode="lr-tb"/>
      <style:text-properties fo:font-size="8pt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style:paragraph-properties fo:text-align="start" style:writing-mode="lr-tb"/>
      <style:text-properties fo:font-size="8pt" fo:font-style="italic" fo:font-weight="normal" style:font-size-asian="18pt" style:font-size-complex="18pt"/>
    </style:style>
    <style:style style:name="T1" style:family="text">
      <style:text-properties fo:text-transform="capitalize" style:text-underline-style="dotted" style:text-underline-width="auto" style:text-underline-color="font-color"/>
    </style:style>
    <style:style style:name="T2" style:family="text">
      <style:text-properties fo:font-size="8pt" fo:font-style="italic" fo:font-weight="normal"/>
    </style:style>
    <style:style style:name="T3" style:family="text">
      <style:text-properties fo:font-size="8pt" fo:font-style="italic" fo:font-weight="bold"/>
    </style:style>
    <style:style style:name="T4" style:family="text">
      <style:text-properties fo:font-size="8pt" fo:font-weight="bold"/>
    </style:style>
    <style:style style:name="T5" style:family="text">
      <style:text-properties fo:font-size="8pt" fo:font-weight="bold" style:font-weight-asian="normal" style:font-weight-complex="normal"/>
    </style:style>
    <style:style style:name="T6" style:family="text">
      <style:text-properties fo:font-size="8pt"/>
    </style:style>
    <style:style style:name="T7" style:family="text">
      <style:text-properties fo:font-size="8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37cm" svg:height="0.7cm" svg:x="14.5cm" svg:y="12.3cm">
          <draw:glue-point draw:id="4" svg:x="-0.313cm" svg:y="-5.007cm"/>
          <draw:glue-point draw:id="5" svg:x="-5cm" svg:y="1.428cm"/>
          <draw:glue-point draw:id="6" svg:x="-5cm" svg:y="-2.142cm"/>
          <draw:glue-point draw:id="7" svg:x="-2.89cm" svg:y="-5.014cm"/>
          <draw:glue-point draw:id="8" svg:x="2.383cm" svg:y="-5.014cm"/>
          <text:p text:style-name="P1">(REST)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1.97cm" svg:height="0.518cm" svg:x="14.7cm" svg:y="13.26cm">
          <text:p text:style-name="P1">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75cm" svg:height="4cm" svg:x="13.75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4cm" svg:height="0.5cm" svg:x="13.75cm" svg:y="15.25cm">
          <text:p text:style-name="P3"><text:span text:style-name="T1">Bindin</text:span><text:span text:style-name="T1">g </text:span><text:span text:style-name="T1">Mana</text:span><text:span text:style-name="T1">g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.3cm" svg:height="0.518cm" svg:x="14.3cm" svg:y="14.46cm">
          <text:p text:style-name="P1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layout" svg:width="1.07cm" svg:height="0.518cm" svg:x="15.9cm" svg:y="14.46cm">
          <text:p text:style-name="P1">logi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line-skew="0.131cm" svg:x1="15.685cm" svg:y1="13.778cm" svg:x2="14.95cm" svg:y2="14.46cm" draw:start-shape="id1" draw:start-glue-point="2" draw:end-shape="id2" draw:end-glue-point="0" svg:d="M15685 13778v472h-735v210" svg:viewBox="0 0 736 683">
          <text:p/>
        </draw:connector>
        <draw:connector draw:style-name="gr7" draw:text-style-name="P2" draw:layer="layout" draw:line-skew="0.339cm" svg:x1="15.686cm" svg:y1="13.862cm" svg:x2="16.435cm" svg:y2="14.46cm" draw:end-shape="id3" draw:end-glue-point="0" svg:d="M15686 13862v388h749v210" svg:viewBox="0 0 750 599">
          <text:p/>
        </draw:connector>
        <draw:connector draw:style-name="gr8" draw:text-style-name="P4" draw:layer="layout" draw:type="line" svg:x1="15.685cm" svg:y1="13cm" svg:x2="15.685cm" svg:y2="13.26cm" draw:start-shape="id4" draw:start-glue-point="2" draw:end-shape="id1" draw:end-glue-point="0" svg:d="M15685 13000v260" svg:viewBox="0 0 1 261">
          <text:p/>
        </draw:connector>
        <draw:custom-shape draw:style-name="gr9" draw:text-style-name="P5" xml:id="id12" draw:id="id12" draw:layer="layout" svg:width="4.25cm" svg:height="2.5cm" svg:x="19.55cm" svg:y="16.55cm">
          <text:p text:style-name="P5"><text:span text:style-name="T2">while True :</text:span></text:p>
          <text:p text:style-name="P5"><text:span text:style-name="T2"><text:s text:c="4"/></text:span><text:span text:style-name="T2">binding = </text:span><text:span text:style-name="T2">get_binding()</text:span></text:p>
          <text:p text:style-name="P5"><text:span text:style-name="T2"><text:s text:c="4"/></text:span><text:span text:style-name="T2">if binding is </text:span><text:span text:style-name="T2">None :</text:span></text:p>
          <text:p text:style-name="P5"><text:span text:style-name="T2"><text:s text:c="8"/></text:span><text:span text:style-name="T2">sleep(X)</text:span></text:p>
          <text:p text:style-name="P5"><text:span text:style-name="T2"><text:s text:c="4"/></text:span><text:span text:style-name="T2">else :</text:span></text:p>
          <text:p text:style-name="P5"><text:span text:style-name="T2"><text:s text:c="8"/></text:span><text:span text:style-name="T2">result = </text:span><text:span text:style-name="T2">validate(bindi</text:span><text:span text:style-name="T2">ng)</text:span></text:p>
          <text:p text:style-name="P5"><text:span text:style-name="T2"><text:s text:c="8"/></text:span><text:span text:style-name="T2">post(resul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25cm" svg:height="4cm" svg:x="24.25cm" svg:y="15.8cm">
          <text:p text:style-name="P6"><text:span text:style-name="T3">result := {</text:span></text:p>
          <text:p text:style-name="P6"><text:span text:style-name="T3">‘</text:span><text:span text:style-name="T3">status’ : </text:span><text:span text:style-name="T3">‘success’ | </text:span><text:span text:style-name="T3">‘failure’,</text:span></text:p>
          <text:p text:style-name="P6"><text:span text:style-name="T3">‘</text:span><text:span text:style-name="T3">log’ : ‘&lt;log&gt;’</text:span></text:p>
          <text:p text:style-name="P6"><text:span text:style-name="T3">}</text:span></text:p>
          <text:p text:style-name="P6"><text:span text:style-name="T3"/></text:p>
          <text:p text:style-name="P6"><text:span text:style-name="T3">binding := {</text:span></text:p>
          <text:p text:style-name="P6"><text:span text:style-name="T3">‘</text:span><text:span text:style-name="T3">name’ : </text:span><text:span text:style-name="T3">‘&lt;plugin </text:span><text:span text:style-name="T3">name&gt;’,</text:span></text:p>
          <text:p text:style-name="P6"><text:span text:style-name="T3">‘</text:span><text:span text:style-name="T3">pluglets’ : [</text:span></text:p>
          <text:p text:style-name="P6"><text:span text:style-name="T3"><text:s text:c="4"/>‘</text:span><text:span text:style-name="T3">&lt;pluglet </text:span><text:span text:style-name="T3">bytecode&gt;’,</text:span></text:p>
          <text:p text:style-name="P6"><text:span text:style-name="T3"><text:s text:c="4"/>‘</text:span><text:span text:style-name="T3">&lt;pluglet </text:span><text:span text:style-name="T3">bytecode&gt;’,</text:span></text:p>
          <text:p text:style-name="P6"><text:span text:style-name="T3"><text:s text:c="4"/>…</text:span></text:p>
          <text:p text:style-name="P6"><text:span text:style-name="T3">]}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1" draw:id="id21" draw:layer="layout" svg:width="4.25cm" svg:height="3.2cm" svg:x="7.7cm" svg:y="6.15cm">
          <text:p text:style-name="P5"><text:span text:style-name="T2">while True :</text:span></text:p>
          <text:p text:style-name="P7"><text:span text:style-name="T2"><text:s text:c="4"/></text:span><text:span text:style-name="T2">mt = MerkelTree()</text:span></text:p>
          <text:p text:style-name="P7"><text:span text:style-name="T2"><text:s text:c="4"/></text:span><text:span text:style-name="T2">bindings = get_validated()</text:span></text:p>
          <text:p text:style-name="P5"><text:span text:style-name="T2"><text:s text:c="4"/></text:span><text:span text:style-name="T2">lock(mt)</text:span></text:p>
          <text:p text:style-name="P5"><text:span text:style-name="T2"><text:s text:c="4"/></text:span><text:span text:style-name="T2">for binding in bindings :</text:span></text:p>
          <text:p text:style-name="P5"><text:span text:style-name="T2"><text:s text:c="8"/></text:span><text:span text:style-name="T2">mt.add(binding)</text:span></text:p>
          <text:p text:style-name="P5"><text:span text:style-name="T2"><text:s text:c="4"/></text:span><text:span text:style-name="T2">str = sign(mt)</text:span></text:p>
          <text:p text:style-name="P7"><text:span text:style-name="T2"><text:s text:c="4"/></text:span><text:span text:style-name="T2">unlock(mt)</text:span></text:p>
          <text:p text:style-name="P5"><text:span text:style-name="T2"><text:s text:c="4"/></text:span><text:span text:style-name="T2">post(str)</text:span></text:p>
          <text:p text:style-name="P5"><text:span text:style-name="T2"><text:s text:c="4"/></text:span><text:span text:style-name="T2">wait_until_next_epo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23" draw:id="id23" draw:layer="layout" svg:width="4cm" svg:height="0.75cm" svg:x="12.65cm" svg:y="4.5cm">
          <text:p text:style-name="P1">User API gateway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cm" svg:y1="3.5cm" svg:x2="27.55cm" svg:y2="3.5cm">
          <text:p/>
        </draw:line>
        <draw:custom-shape draw:style-name="gr13" draw:text-style-name="P1" xml:id="id24" draw:id="id24" draw:layer="layout" svg:width="2.75cm" svg:height="0.75cm" svg:x="13.25cm" svg:y="1.45cm">
          <text:p text:style-name="P1">Outer world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8" draw:text-style-name="P4" draw:layer="layout" svg:x1="7cm" svg:y1="3.5cm" svg:x2="7cm" svg:y2="17.75cm">
          <text:p/>
        </draw:line>
        <draw:custom-shape draw:style-name="gr14" draw:text-style-name="P1" xml:id="id28" draw:id="id28" draw:layer="layout" svg:width="3cm" svg:height="1.25cm" svg:x="2.65cm" svg:y="13.25cm">
          <draw:glue-point draw:id="8" svg:x="4.5cm" svg:y="-4.2cm"/>
          <draw:glue-point draw:id="9" svg:x="4.5cm" svg:y="-4.2cm"/>
          <draw:glue-point draw:id="10" svg:x="4.5cm" svg:y="3.8cm"/>
          <text:p text:style-name="P1">PR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8" xml:id="id26" draw:id="id26" draw:layer="layout" svg:width="4.05cm" svg:height="0.5cm" svg:x="10.6cm" svg:y="10.75cm">
          <text:p text:style-name="P8"><text:span text:style-name="T4">post /failure/&lt;plugin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30" draw:id="id30" draw:layer="layout" svg:width="7.8cm" svg:height="1.05cm" svg:x="1.75cm" svg:y="17.95cm">
          <text:p text:style-name="P8"><text:span text:style-name="T4">/subscribe : [&lt;property&gt; | </text:span><text:span text:style-name="T4">&lt;verifier&gt; | &lt;protocol&gt; ] | </text:span><text:span text:style-name="T4">‘all’</text:span></text:p>
          <text:p text:style-name="P8"><text:span text:style-name="T4">/publish : topic=&lt;topic&gt;, </text:span><text:span text:style-name="T4">plugin=&lt;plugin_name&gt;</text:span></text:p>
          <text:p text:style-name="P8"><text:span text:style-name="T4">(over MQT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xml:id="id18" draw:id="id18" draw:layer="layout" svg:width="5.95cm" svg:height="0.85cm" svg:x="20.25cm" svg:y="9.9cm">
          <text:p text:style-name="P8"><text:span text:style-name="T4">get </text:span><text:span text:style-name="T4">/binding/&lt;verifier_id&gt;</text:span></text:p>
          <text:p text:style-name="P8"><text:span text:style-name="T4">post </text:span><text:span text:style-name="T4">/result/&lt;verifier_id&gt;/&lt;bi</text:span><text:span text:style-name="T4">nding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6" draw:id="id6" draw:layer="layout" svg:width="4.7cm" svg:height="1.75cm" svg:x="19.65cm" svg:y="4.2cm">
          <text:p text:style-name="P8"><text:span text:style-name="T4">get /lookup/dev/&lt;plugin_name&gt;</text:span></text:p>
          <text:p text:style-name="P9"><text:span text:style-name="T5">get /lookup/usr/&lt;plugin_name&gt;</text:span></text:p>
          <text:p text:style-name="P9"><text:span text:style-name="T5">get /binding/&lt;plugin_name&gt;</text:span></text:p>
          <text:p text:style-name="P8"><text:span text:style-name="T4">get /str</text:span></text:p>
          <text:p text:style-name="P8"><text:span text:style-name="T4">get /c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curve" svg:x1="14.65cm" svg:y1="7.55cm" svg:x2="19.65cm" svg:y2="5.075cm" draw:start-shape="id5" draw:start-glue-point="0" draw:end-shape="id6" draw:end-glue-point="3" svg:d="M14650 7550c0-1650 1666-2475 5000-2475" svg:viewBox="0 0 5001 2476">
          <text:p/>
        </draw:connector>
        <draw:custom-shape draw:style-name="gr19" draw:text-style-name="P10" draw:layer="layout" svg:width="10.25cm" svg:height="1.25cm" svg:x="16.75cm" svg:y="1.25cm">
          <text:p text:style-name="P10"><text:span text:style-name="T6">* mainly to add isolation between PV inside and outer world</text:span></text:p>
          <text:p text:style-name="P10"><text:span text:style-name="T6">* may serve as cache for frequently asked paths (refreshed at each epoch)</text:span></text:p>
          <draw:enhanced-geometry svg:viewBox="0 0 21600 21600" draw:mirror-horizontal="false" draw:mirror-vertical="false" draw:text-areas="800 800 20800 20800" draw:type="round-rectangular-callout" draw:modifiers="-1146.26865671642 54941.0071942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" draw:text-style-name="P4" draw:layer="layout" draw:line-skew="-0.375cm" svg:x1="14.65cm" svg:y1="9cm" svg:x2="10.15cm" svg:y2="12.25cm" draw:start-shape="id7" draw:start-glue-point="2" draw:end-shape="id8" draw:end-glue-point="0" svg:d="M14650 9000v1250h-4500v2000" svg:viewBox="0 0 4501 3251">
          <text:p/>
        </draw:connector>
        <draw:custom-shape draw:style-name="gr21" draw:text-style-name="P8" xml:id="id27" draw:id="id27" draw:layer="layout" svg:width="2.75cm" svg:height="0.5cm" svg:x="7.05cm" svg:y="10.25cm">
          <text:p text:style-name="P8"><text:span text:style-name="T4">post /str/&lt;pv_id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20" draw:id="id20" draw:layer="layout" svg:width="5.5cm" svg:height="2.95cm" svg:x="12.85cm" svg:y="16.5cm">
          <text:p text:style-name="P6"><text:span text:style-name="T3">{</text:span></text:p>
          <text:p text:style-name="P6"><text:span text:style-name="T3">‘</text:span><text:span text:style-name="T3">&lt;plugin_name&gt;’ : {</text:span></text:p>
          <text:p text:style-name="P6"><text:span text:style-name="T3"><text:s text:c="4"/>‘</text:span><text:span text:style-name="T3">binding’ : &lt;binding&gt;,</text:span></text:p>
          <text:p text:style-name="P6"><text:span text:style-name="T3"><text:s text:c="4"/>‘</text:span><text:span text:style-name="T3">verifiers ‘ : {</text:span></text:p>
          <text:p text:style-name="P6"><text:span text:style-name="T3"><text:s text:c="8"/>‘</text:span><text:span text:style-name="T3">P0’ : None,</text:span></text:p>
          <text:p text:style-name="P6"><text:span text:style-name="T3"><text:s text:c="8"/>‘</text:span><text:span text:style-name="T3">P1 ‘ : &lt;result&gt;</text:span></text:p>
          <text:p text:style-name="P6"><text:span text:style-name="T3"><text:s text:c="4"/></text:span><text:span text:style-name="T3">}},</text:span></text:p>
          <text:p text:style-name="P6"><text:span text:style-name="T3"><text:s text:c="4"/>…</text:span><text:span text:style-name="T3">.</text:span></text:p>
          <text:p text:style-name="P6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19" draw:id="id19" draw:layer="layout" svg:width="2.25cm" svg:height="0.5cm" svg:x="15.25cm" svg:y="10.25cm">
          <text:p text:style-name="P8"><text:span text:style-name="T4">get /valid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20.75cm" svg:y1="11.975cm" svg:x2="16.87cm" svg:y2="12.65cm" draw:start-shape="id9" draw:end-shape="id4" draw:end-glue-point="1" svg:d="M20750 11975h-1940v675h-1940" svg:viewBox="0 0 3881 676">
          <text:p/>
        </draw:connector>
        <draw:connector draw:style-name="gr25" draw:text-style-name="P4" draw:layer="layout" svg:x1="20.75cm" svg:y1="13.925cm" svg:x2="16.87cm" svg:y2="12.65cm" draw:start-shape="id10" draw:end-shape="id4" draw:end-glue-point="1" svg:d="M20750 13925h-1940v-1275h-1940" svg:viewBox="0 0 3881 1276">
          <text:p/>
        </draw:connector>
        <draw:connector draw:style-name="gr8" draw:text-style-name="P4" draw:layer="layout" draw:type="curve" svg:x1="22.05cm" svg:y1="14.4cm" svg:x2="21.675cm" svg:y2="16.55cm" draw:start-shape="id11" draw:start-glue-point="2" draw:end-shape="id12" draw:end-glue-point="0" svg:d="M22050 14400c0 1612-375 538-375 2150" svg:viewBox="0 0 376 2151">
          <text:p/>
        </draw:connector>
        <draw:g xml:id="id10" draw:id="id10">
          <draw:custom-shape draw:style-name="gr26" draw:text-style-name="P1" draw:layer="layout" svg:width="2.5cm" svg:height="0.5cm" svg:x="20.75cm" svg:y="13.05cm">
            <text:p text:style-name="P1">Verifier (P1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xml:id="id11" draw:id="id11" draw:layer="layout" svg:width="1.9cm" svg:height="0.65cm" svg:x="21.1cm" svg:y="13.75cm">
            <text:p text:style-name="P1">controll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" xml:id="id13" draw:id="id13" draw:layer="layout" svg:width="3.05cm" svg:height="1.15cm" svg:x="23.4cm" svg:y="13.5cm">
            <text:p text:style-name="P1">verifier </text:p>
            <text:p text:style-name="P1">(interface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7.75cm" svg:height="1.74cm" svg:x="20.75cm" svg:y="13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4" draw:layer="layout" draw:type="line" svg:x1="23cm" svg:y1="14.075cm" svg:x2="23.4cm" svg:y2="14.075cm" draw:start-shape="id11" draw:start-glue-point="1" draw:end-shape="id13" draw:end-glue-point="3" svg:d="M23000 14075h400" svg:viewBox="0 0 401 1">
            <text:p/>
          </draw:connector>
          <draw:custom-shape draw:style-name="gr30" draw:text-style-name="P1" xml:id="id14" draw:id="id14" draw:layer="layout" svg:width="1.5cm" svg:height="0.66cm" svg:x="26.75cm" svg:y="13.74cm">
            <text:p text:style-name="P1">verifie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4" draw:layer="layout" draw:type="line" svg:x1="26.45cm" svg:y1="14.075cm" svg:x2="26.75cm" svg:y2="14.07cm" draw:start-shape="id13" draw:start-glue-point="1" draw:end-shape="id14" draw:end-glue-point="3" svg:d="M26450 14075l300-5" svg:viewBox="0 0 301 6">
            <text:p/>
          </draw:connector>
        </draw:g>
        <draw:g xml:id="id9" draw:id="id9">
          <draw:g>
            <draw:custom-shape draw:style-name="gr26" draw:text-style-name="P1" draw:layer="layout" svg:width="2.5cm" svg:height="0.5cm" svg:x="20.75cm" svg:y="11.1cm">
              <text:p text:style-name="P1">Verifier (P0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1" xml:id="id15" draw:id="id15" draw:layer="layout" svg:width="1.9cm" svg:height="0.65cm" svg:x="21.1cm" svg:y="11.8cm">
              <text:p text:style-name="P1">control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" xml:id="id16" draw:id="id16" draw:layer="layout" svg:width="3.05cm" svg:height="1.15cm" svg:x="23.4cm" svg:y="11.55cm">
              <text:p text:style-name="P1">verifier </text:p>
              <text:p text:style-name="P1">(interface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2" draw:layer="layout" svg:width="7.75cm" svg:height="1.74cm" svg:x="20.75cm" svg:y="11.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8" draw:text-style-name="P4" draw:layer="layout" draw:type="line" svg:x1="23cm" svg:y1="12.125cm" svg:x2="23.4cm" svg:y2="12.125cm" draw:start-shape="id15" draw:start-glue-point="1" draw:end-shape="id16" draw:end-glue-point="3" svg:d="M23000 12125h400" svg:viewBox="0 0 401 1">
              <text:p/>
            </draw:connector>
            <draw:custom-shape draw:style-name="gr30" draw:text-style-name="P1" xml:id="id17" draw:id="id17" draw:layer="layout" svg:width="1.5cm" svg:height="0.66cm" svg:x="26.75cm" svg:y="11.79cm">
              <text:p text:style-name="P1">verifi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8" draw:text-style-name="P4" draw:layer="layout" draw:type="line" svg:x1="26.45cm" svg:y1="12.125cm" svg:x2="26.75cm" svg:y2="12.12cm" draw:start-shape="id16" draw:start-glue-point="1" draw:end-shape="id17" draw:end-glue-point="3" svg:d="M26450 12125l300-5" svg:viewBox="0 0 301 6">
              <text:p/>
            </draw:connector>
          </draw:g>
        </draw:g>
        <draw:connector draw:style-name="gr8" draw:text-style-name="P4" draw:layer="layout" draw:type="curve" draw:line-skew="0.22cm" svg:x1="20.25cm" svg:y1="10.325cm" svg:x2="16.87cm" svg:y2="12.65cm" draw:start-shape="id18" draw:start-glue-point="3" draw:end-shape="id4" draw:end-glue-point="1" svg:d="M20250 10325c-2205 0-515 2325-3380 2325" svg:viewBox="0 0 3381 2326">
          <text:p/>
        </draw:connector>
        <draw:connector draw:style-name="gr8" draw:text-style-name="P4" draw:layer="layout" draw:type="curve" draw:line-skew="-0.275cm" svg:x1="16.375cm" svg:y1="10.75cm" svg:x2="15.001cm" svg:y2="12.3cm" draw:start-shape="id19" draw:start-glue-point="2" draw:end-shape="id4" draw:end-glue-point="7" svg:d="M16375 10750c0 750-1374-25-1374 1550" svg:viewBox="0 0 1375 1551">
          <text:p/>
        </draw:connector>
        <draw:connector draw:style-name="gr8" draw:text-style-name="P4" draw:layer="layout" draw:type="curve" svg:x1="16.67cm" svg:y1="13.519cm" svg:x2="18.35cm" svg:y2="17.975cm" draw:start-shape="id1" draw:start-glue-point="1" draw:end-shape="id20" draw:end-glue-point="1" svg:d="M16670 13519c3271 0 2431 4456 1680 4456" svg:viewBox="0 0 2366 4457">
          <text:p/>
        </draw:connector>
        <draw:connector draw:style-name="gr31" draw:text-style-name="P4" draw:layer="layout" draw:line-skew="-0.4cm" svg:x1="14.65cm" svg:y1="9cm" svg:x2="15.001cm" svg:y2="12.3cm" draw:start-shape="id7" draw:start-glue-point="2" draw:end-shape="id4" draw:end-glue-point="7" svg:d="M14650 9000v1250h351v2050" svg:viewBox="0 0 352 3301">
          <text:p/>
        </draw:connector>
        <draw:connector draw:style-name="gr8" draw:text-style-name="P4" draw:layer="layout" draw:type="curve" draw:line-skew="-0.3cm" svg:x1="13.65cm" svg:y1="8.75cm" svg:x2="11.95cm" svg:y2="7.75cm" draw:start-shape="id7" draw:start-glue-point="3" draw:end-shape="id21" draw:end-glue-point="1" svg:d="M13650 8750c-1725 0-875-1000-1700-1000" svg:viewBox="0 0 1701 1001">
          <text:p/>
        </draw:connector>
        <draw:custom-shape draw:style-name="gr32" draw:text-style-name="P2" draw:layer="layout" svg:width="4.5cm" svg:height="3.25cm" svg:x="12.75cm" svg:y="6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7" draw:id="id7" draw:layer="layout" svg:width="2cm" svg:height="0.5cm" svg:x="13.65cm" svg:y="8.5cm"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4" draw:text-style-name="P1" xml:id="id5" draw:id="id5" draw:layer="layout" svg:width="2.5cm" svg:height="0.65cm" svg:x="13.4cm" svg:y="7.55cm">
          <text:p text:style-name="P1">(REST) api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4.65cm" svg:y1="8.2cm" svg:x2="14.65cm" svg:y2="8.5cm" draw:start-shape="id5" draw:start-glue-point="2" draw:end-shape="id7" draw:end-glue-point="0" svg:d="M14650 8200v300" svg:viewBox="0 0 1 301">
          <text:p/>
        </draw:connector>
        <draw:custom-shape draw:style-name="gr35" draw:text-style-name="P1" xml:id="id22" draw:id="id22" draw:layer="layout" svg:width="1cm" svg:height="0.5cm" svg:x="15.95cm" svg:y="8.5cm">
          <text:p text:style-name="P1">sign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5.95cm" svg:y1="8.75cm" svg:x2="15.65cm" svg:y2="8.75cm" draw:start-shape="id22" draw:start-glue-point="3" draw:end-shape="id7" draw:end-glue-point="1" svg:d="M15950 8750h-300" svg:viewBox="0 0 301 1">
          <text:p/>
        </draw:connector>
        <draw:custom-shape draw:style-name="gr36" draw:text-style-name="P3" draw:layer="layout" svg:width="4.2cm" svg:height="0.5cm" svg:x="12.75cm" svg:y="6.25cm">
          <text:p text:style-name="P3"><text:span text:style-name="T1">Merkel Tree Manager</text:span></text:p>
          <draw:enhanced-geometry svg:viewBox="0 0 21600 21600" draw:type="rectangle" draw:enhanced-path="M 0 0 L 21600 0 21600 21600 0 21600 0 0 Z N"/>
        </draw:custom-shape>
        <draw:connector draw:style-name="gr37" draw:text-style-name="P4" draw:layer="layout" draw:type="line" svg:x1="14.65cm" svg:y1="5.25cm" svg:x2="14.65cm" svg:y2="7.55cm" draw:start-shape="id23" draw:start-glue-point="2" draw:end-shape="id5" draw:end-glue-point="0" svg:d="M14650 5250v2300" svg:viewBox="0 0 1 2301">
          <text:p/>
        </draw:connector>
        <draw:connector draw:style-name="gr38" draw:text-style-name="P4" draw:layer="layout" draw:type="line" svg:x1="14.625cm" svg:y1="2.2cm" svg:x2="14.625cm" svg:y2="3.4cm" draw:start-shape="id24" draw:start-glue-point="2" draw:end-shape="id25" draw:end-glue-point="4" svg:d="M14625 2200v1200" svg:viewBox="0 0 1 1201">
          <text:p/>
        </draw:connector>
        <draw:connector draw:style-name="gr8" draw:text-style-name="P4" draw:layer="layout" draw:type="curve" svg:x1="10.85cm" svg:y1="12.5cm" svg:x2="12.625cm" svg:y2="11.25cm" draw:start-shape="id8" draw:start-glue-point="1" draw:end-shape="id26" draw:end-glue-point="2" svg:d="M10850 12500c1184 0 1775-416 1775-1250" svg:viewBox="0 0 1776 1251">
          <text:p/>
        </draw:connector>
        <draw:connector draw:style-name="gr8" draw:text-style-name="P4" draw:layer="layout" draw:type="curve" svg:x1="8.425cm" svg:y1="10.75cm" svg:x2="10.15cm" svg:y2="12.25cm" draw:start-shape="id27" draw:start-glue-point="2" draw:end-shape="id8" draw:end-glue-point="0" svg:d="M8425 10750c0 1125 1725 375 1725 1500" svg:viewBox="0 0 1726 1501">
          <text:p/>
        </draw:connector>
        <draw:connector draw:style-name="gr39" draw:text-style-name="P4" draw:layer="layout" svg:x1="9.45cm" svg:y1="12.5cm" svg:x2="4.15cm" svg:y2="13.25cm" draw:start-shape="id8" draw:start-glue-point="3" draw:end-shape="id28" draw:end-glue-point="0" svg:d="M9450 12500h-5300v750" svg:viewBox="0 0 5301 751">
          <text:p/>
        </draw:connector>
        <draw:connector draw:style-name="gr8" draw:text-style-name="P4" draw:layer="layout" draw:type="curve" svg:x1="9.15cm" svg:y1="13.85cm" svg:x2="5.65cm" svg:y2="17.95cm" draw:start-shape="id29" draw:start-glue-point="3" draw:end-shape="id30" svg:d="M9150 13850c-2334 0-3500 1366-3500 4100" svg:viewBox="0 0 3501 4101">
          <text:p/>
        </draw:connector>
        <draw:connector draw:style-name="gr40" draw:text-style-name="P4" draw:layer="layout" svg:x1="14.5cm" svg:y1="12.501cm" svg:x2="10.85cm" svg:y2="12.5cm" draw:start-shape="id4" draw:start-glue-point="6" draw:end-shape="id8" draw:end-glue-point="1" svg:d="M14500 12501h-1825v-1h-1825" svg:viewBox="0 0 3651 2">
          <text:p/>
        </draw:connector>
        <draw:g>
          <draw:custom-shape draw:style-name="gr41" draw:text-style-name="P2" draw:layer="layout" svg:width="3.05cm" svg:height="3.25cm" svg:x="8.55cm" svg:y="11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2.75cm" svg:height="0.5cm" svg:x="8.55cm" svg:y="14.5cm">
            <text:p text:style-name="P1">PR Gatew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xml:id="id29" draw:id="id29" draw:layer="layout" svg:width="2cm" svg:height="0.5cm" svg:x="9.15cm" svg:y="13.6cm">
            <text:p text:style-name="P1">manager</text:p>
            <draw:enhanced-geometry svg:viewBox="0 0 21600 21600" draw:type="rectangle" draw:enhanced-path="M 0 0 L 21600 0 21600 21600 0 21600 0 0 Z N"/>
          </draw:custom-shape>
          <draw:custom-shape draw:style-name="gr43" draw:text-style-name="P1" xml:id="id8" draw:id="id8" draw:layer="layout" svg:width="1.4cm" svg:height="0.5cm" svg:x="9.45cm" svg:y="12.25cm">
            <text:p text:style-name="P1">proxy</text:p>
            <draw:enhanced-geometry svg:viewBox="0 0 21600 21600" draw:type="rectangle" draw:enhanced-path="M 0 0 L 21600 0 21600 21600 0 21600 0 0 Z N"/>
          </draw:custom-shape>
          <draw:connector draw:style-name="gr8" draw:text-style-name="P4" draw:layer="layout" draw:type="line" svg:x1="10.15cm" svg:y1="12.75cm" svg:x2="10.15cm" svg:y2="13.6cm" draw:start-shape="id8" draw:start-glue-point="2" draw:end-shape="id29" draw:end-glue-point="0" svg:d="M10150 12750v850" svg:viewBox="0 0 1 851">
            <text:p/>
          </draw:connector>
        </draw:g>
        <draw:connector draw:style-name="gr44" draw:text-style-name="P4" draw:layer="layout" draw:type="line" svg:x1="5.65cm" svg:y1="13.875cm" svg:x2="9.15cm" svg:y2="13.85cm" draw:start-shape="id28" draw:start-glue-point="7" draw:end-shape="id29" svg:d="M5650 13875l3500-25" svg:viewBox="0 0 3501 26">
          <text:p/>
        </draw:connector>
        <draw:connector draw:style-name="gr45" draw:text-style-name="P4" draw:layer="layout" draw:line-skew="-0.575cm" svg:x1="11.15cm" svg:y1="13.85cm" svg:x2="14.5cm" svg:y2="12.749cm" draw:start-shape="id29" draw:start-glue-point="1" draw:end-shape="id4" draw:end-glue-point="5" svg:d="M11150 13850h1100v-1101h2250" svg:viewBox="0 0 3351 1102">
          <text:p/>
        </draw:connector>
        <draw:custom-shape draw:style-name="gr23" draw:text-style-name="P8" xml:id="id31" draw:id="id31" draw:layer="layout" svg:width="2.25cm" svg:height="0.5cm" svg:x="11.25cm" svg:y="15.5cm">
          <text:p text:style-name="P8"><text:span text:style-name="T4">post /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14.5cm" svg:y1="12.749cm" svg:x2="12.375cm" svg:y2="15.5cm" draw:start-shape="id4" draw:start-glue-point="5" draw:end-shape="id31" draw:end-glue-point="0" svg:d="M14500 12749c-1417 0-2125 917-2125 2751" svg:viewBox="0 0 2126 2752">
          <text:p/>
        </draw:connector>
        <draw:custom-shape draw:style-name="gr46" draw:text-style-name="P1" draw:layer="layout" svg:width="3.75cm" svg:height="0.75cm" svg:x="7.25cm" svg:y="3.75cm">
          <text:p text:style-name="P1">PV internals</text:p>
          <draw:enhanced-geometry svg:viewBox="0 0 21600 21600" draw:type="rectangle" draw:enhanced-path="M 0 0 L 21600 0 21600 21600 0 21600 0 0 Z N"/>
        </draw:custom-shape>
        <draw:custom-shape draw:style-name="gr47" draw:text-style-name="P8" xml:id="id32" draw:id="id32" draw:layer="layout" svg:width="4.05cm" svg:height="0.6cm" svg:x="1.45cm" svg:y="15.65cm">
          <text:p text:style-name="P8"><text:span text:style-name="T4">get /binding/&lt;plugin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5.65cm" svg:y1="13.875cm" svg:x2="3.475cm" svg:y2="15.65cm" draw:start-shape="id28" draw:start-glue-point="7" draw:end-shape="id32" draw:end-glue-point="0" svg:d="M5650 13875c753 0 628 600-104 829s-2071 85-2071 946" svg:viewBox="0 0 2684 1776">
          <text:p/>
        </draw:connector>
        <draw:custom-shape draw:style-name="gr48" draw:text-style-name="P11" xml:id="id25" draw:id="id25" draw:layer="layout" svg:width="0.25cm" svg:height="0.25cm" svg:x="14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33" draw:id="id33" draw:layer="layout" svg:width="2.75cm" svg:height="0.5cm" svg:x="11.25cm" svg:y="2.5cm">
          <text:p text:style-name="P12"><text:span text:style-name="T7">port 443, HTTPs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14.625cm" svg:y1="3.4cm" svg:x2="14cm" svg:y2="2.75cm" draw:start-shape="id25" draw:start-glue-point="4" draw:end-shape="id33" draw:end-glue-point="1" svg:d="M14625 3400c0-434-208-650-625-650" svg:viewBox="0 0 626 651">
          <text:p/>
        </draw:connector>
        <draw:connector draw:style-name="gr49" draw:text-style-name="P4" draw:layer="layout" draw:type="line" svg:x1="14.625cm" svg:y1="3.65cm" svg:x2="14.65cm" svg:y2="4.5cm" draw:start-shape="id25" draw:start-glue-point="8" draw:end-shape="id23" draw:end-glue-point="0" svg:d="M14625 3650l25 850" svg:viewBox="0 0 26 851">
          <text:p/>
        </draw:connector>
        <draw:custom-shape draw:style-name="gr50" draw:text-style-name="P2" draw:layer="layout" svg:width="3.65cm" svg:height="2.3cm" svg:x="24.25cm" svg:y="6.4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.75cm" svg:height="0.5cm" svg:x="24.25cm" svg:y="6.45cm">
          <text:p text:style-name="P3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34" draw:id="id34" draw:layer="layout" svg:width="2.5cm" svg:height="0.65cm" svg:x="24.9cm" svg:y="7.55cm">
          <text:p text:style-name="P1">(REST) api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draw:type="line" svg:x1="15.9cm" svg:y1="7.875cm" svg:x2="24.9cm" svg:y2="7.875cm" draw:start-shape="id5" draw:start-glue-point="1" draw:end-shape="id34" draw:end-glue-point="3" svg:d="M15900 7875h9000" svg:viewBox="0 0 9001 1">
          <text:p/>
        </draw:connector>
        <draw:custom-shape draw:style-name="gr53" draw:text-style-name="P8" xml:id="id35" draw:id="id35" draw:layer="layout" svg:width="1.55cm" svg:height="0.5cm" svg:x="22.1cm" svg:y="6.5cm">
          <text:p text:style-name="P8"><text:span text:style-name="T4">post /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24.9cm" svg:y1="7.875cm" svg:x2="22.875cm" svg:y2="7cm" draw:start-shape="id34" draw:start-glue-point="3" draw:end-shape="id35" draw:end-glue-point="2" svg:d="M24900 7875c-1350 0-2025-291-2025-875" svg:viewBox="0 0 2026 876">
          <text:p/>
        </draw:connector>
        <draw:connector draw:style-name="gr54" draw:text-style-name="P4" draw:layer="layout" draw:type="lines" draw:line-skew="-0.049cm -2.399cm" svg:x1="16.249cm" svg:y1="12.3cm" svg:x2="24.9cm" svg:y2="7.875cm" draw:start-shape="id4" draw:start-glue-point="8" draw:end-shape="id34" draw:end-glue-point="3" svg:d="M16249 12300v-550l5751-3875h2900" svg:viewBox="0 0 8652 44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stroke-dash draw:name="Dash" draw:style="rect" draw:dots1="1" draw:dots1-length="300%" draw:distance="3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7T12:53:49.004955568</meta:creation-date>
    <dc:date>2020-10-23T16:25:34.181953622</dc:date>
    <meta:editing-duration>PT4H47M49S</meta:editing-duration>
    <meta:editing-cycles>117</meta:editing-cycles>
    <meta:generator>LibreOffice/7.0.2.2$Linux_X86_64 LibreOffice_project/00$Build-2</meta:generator>
    <meta:document-statistic meta:object-count="90"/>
  </office:meta>
</office:document-meta>
</file>